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ext_20_body">
      <style:text-properties officeooo:paragraph-rsid="0022027b"/>
    </style:style>
    <style:style style:name="P9" style:family="paragraph" style:parent-style-name="Heading" style:list-style-name="L1"/>
    <style:style style:name="P10" style:family="paragraph" style:parent-style-name="Heading" style:list-style-name="L1">
      <style:text-properties officeooo:paragraph-rsid="00296d89"/>
    </style:style>
    <style:style style:name="P11" style:family="paragraph" style:parent-style-name="Heading" style:list-style-name="L1">
      <style:text-properties officeooo:rsid="000652db" officeooo:paragraph-rsid="000652db"/>
    </style:style>
    <style:style style:name="P12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2394664867" text:style-name="L1">
        <text:list-item>
          <text:p text:style-name="P11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10">Pour la consultation d'anesthésie<text:span text:style-name="T3">:<text:line-break/></text:span>le : <text:text-input text:description="&lt;only_time2()&gt;">&lt;only_time2()&gt;</text:text-input><text:line-break/><text:span text:style-name="T6">quelque chose du genre <text:line-break/>o.bloc_agenda_id.ane_group_id.name<text:line-break/>o.bloc_agenda_id.ane_group_id.street<text:line-break/>o.bloc_agenda_id.ane_group_id.fullname<text:line-break/>o.bloc_agenda_id.ane_group_id.phone<text:line-break/>je fais un test avec quelque chose de connu : Monsieur madame : </text:span><text:span text:style-name="T7"><text:text-input text:description="&lt;o.partner_id.title.name&gt;">&lt;o.partner_id.title.name&gt;</text:text-input></text:span><text:span text:style-name="T7"><text:text-input text:description=""/></text:span><text:span text:style-name="T6"><text:line-break/>Il va falloir tweaker pour pouvoir mettre des infos pour géolocaliser </text:span></text:p>
        </text:list-item>
      </text:list>
      <text:p text:style-name="P8"/>
      <text:list xml:id="list231328398743719" text:continue-numbering="true" text:style-name="L1">
        <text:list-item>
          <text:p text:style-name="P9"><text:soft-page-break/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2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4T23:07:23.475703930</dc:date>
    <meta:editing-duration>PT7H5M45S</meta:editing-duration>
    <meta:editing-cycles>113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79" meta:character-count="1158" meta:non-whitespace-character-count="1041"/>
  </office:meta>
</office:document-meta>
</file>